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10/2021</text:span></text:p>
      <text:p text:style-name="P9"/>
      <text:p text:style-name="P10">RECIBI CONFORME</text:p>
      <text:p text:style-name="P9"/>
      <text:p text:style-name="P11">CLIENTE: ALIMENTOS BALANCEADOS EL AMIGO GRANJERO S.A.C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RAYMUNDO BACA, JAN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42:4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